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Standard" style:list-style-name="L21"/>
    <style:style style:name="P23" style:family="paragraph" style:parent-style-name="Standard" style:list-style-name="L22"/>
    <style:style style:name="P24" style:family="paragraph" style:parent-style-name="Standard" style:list-style-name="L2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Query</text:h>
      <text:p text:style-name="Text_20_body">Inclusione di jQuery </text:p>
      <text:list xml:id="list499167055" text:style-name="L1">
        <text:list-item>
          <text:p text:style-name="P1">Scaricamento del file dal sito jquery.com</text:p>
        </text:list-item>
        <text:list-item>
          <text:p text:style-name="P1">inclusione della CDN Google (se si omette il numero di versione si ottiene quella più recente)</text:p>
        </text:list-item>
        <text:list-item>
          <text:p text:style-name="P1">Versione compressa e non compressa</text:p>
        </text:list-item>
      </text:list>
      <text:p text:style-name="Text_20_body">Funzione jQuery (alias “$”)</text:p>
      <text:p text:style-name="Text_20_body">Istruzione jQuery: funzione; selettore; azione; parametri.</text:p>
      <text:h text:style-name="Heading_20_1" text:outline-level="1">Selezione, decorazione, miglioramento</text:h>
      <text:p text:style-name="Text_20_body">Eseguire il codice al termine del caricamento del DOM </text:p>
      <text:list xml:id="list1983139580" text:style-name="L2">
        <text:list-item>
          <text:p text:style-name="P2">$(document).ready(function() {...});</text:p>
        </text:list-item>
      </text:list>
      <text:list xml:id="list1691554272" text:style-name="L3">
        <text:list-item>
          <text:p text:style-name="P3">$(function() {...} );</text:p>
        </text:list-item>
      </text:list>
      <text:p text:style-name="Text_20_body">Selezione</text:p>
      <text:list xml:id="list988367364" text:style-name="L4">
        <text:list-item>
          <text:p text:style-name="P4">Modalità di selezione</text:p>
          <text:list>
            <text:list-item>
              <text:p text:style-name="P4">per tag - $('div');</text:p>
            </text:list-item>
          </text:list>
        </text:list-item>
      </text:list>
      <text:list xml:id="list1109493046" text:style-name="L5">
        <text:list-item>
          <text:list>
            <text:list-item>
              <text:p text:style-name="P5">per id - $('#id');</text:p>
            </text:list-item>
            <text:list-item>
              <text:p text:style-name="P5">per class - $('.class'); più specifico - $('table.class');</text:p>
            </text:list-item>
            <text:list-item>
              <text:p text:style-name="P5">selettori di discendenza - $('#id div');</text:p>
            </text:list-item>
          </text:list>
        </text:list-item>
        <text:list-item>
          <text:p text:style-name="P5">.length – ritorna il numero di elementi trovati - $('.class').length;</text:p>
        </text:list-item>
        <text:list-item>
          <text:p text:style-name="P5">Filtri - :even; :odd; :first; :last; :eq(); not(); animated; :input; :text; :password; :radio; :checkbox; :submit; :button; :image; :enabled; :disabled; :disabled; :checked; :selected;</text:p>
          <text:list>
            <text:list-item>
              <text:p text:style-name="P5">$('.class').filter();</text:p>
            </text:list-item>
            <text:list-item>
              <text:p text:style-name="P5">$('#radioInput').is(':selected');</text:p>
            </text:list-item>
          </text:list>
        </text:list-item>
        <text:list-item>
          <text:p text:style-name="P5">Selezione di più elementi - $('p, div');</text:p>
        </text:list-item>
        <text:list-item>
          <text:p text:style-name="P5">Aggiungere elementi alla selezione - $('.class').add();</text:p>
        </text:list-item>
      </text:list>
      <text:p text:style-name="Text_20_body">Attraversamento</text:p>
      <text:list xml:id="list1522395665" text:style-name="L6">
        <text:list-item>
          <text:p text:style-name="P6">$('#id').prevAll();</text:p>
        </text:list-item>
        <text:list-item>
          <text:p text:style-name="P6">$('#id').prevUntil();</text:p>
        </text:list-item>
        <text:list-item>
          <text:p text:style-name="P6">$('#id').nextAll();</text:p>
        </text:list-item>
        <text:list-item>
          <text:p text:style-name="P6">$('#id').nextUntil().andSelf();</text:p>
        </text:list-item>
      </text:list>
      <text:p text:style-name="Text_20_body">Decorazione</text:p>
      <text:list xml:id="list1545172280" text:style-name="L7">
        <text:list-item>
          <text:p text:style-name="P7">Ottenere lo stile calcolato per una certa proprietà - $('#id').css('color');</text:p>
        </text:list-item>
        <text:list-item>
          <text:p text:style-name="P7">Impostare uno stile - $('#id').css('color', 'red'); - usare scrittura camelCase per proprietà che comprendono un “-”</text:p>
          <text:list>
            <text:list-item>
              <text:p text:style-name="P7"><text:soft-page-break/>Letterali oggetto – coppie chiave-valore, possono essere usati nella funzione .css()</text:p>
            </text:list-item>
          </text:list>
        </text:list-item>
        <text:list-item>
          <text:p text:style-name="P7">Aggiungere una classe - $('#id').addClass('classe1 classe2');</text:p>
        </text:list-item>
        <text:list-item>
          <text:p text:style-name="P7">Rimuovere una classe - $('#id').removeClass('classe');</text:p>
        </text:list-item>
        <text:list-item>
          <text:p text:style-name="P7">Leggere un attributo - $('#id').attr('src');</text:p>
        </text:list-item>
        <text:list-item>
          <text:p text:style-name="P7">Impostare un attributo - $('#id').attr('src', '/url/index.html')</text:p>
        </text:list-item>
        <text:list-item>
          <text:p text:style-name="P7">Nascondere un elemento - $('#id').hide();</text:p>
        </text:list-item>
        <text:list-item>
          <text:p text:style-name="P7">Mostrare un elemento - $('#id').show();</text:p>
        </text:list-item>
        <text:list-item>
          <text:p text:style-name="P7">Toggle visibilità di un elemento - $('#id').toggle();</text:p>
        </text:list-item>
      </text:list>
      <text:p text:style-name="Text_20_body">Creazione di un nuovo elemento - $('&lt;p&gt;Testo...&lt;/p&gt;').addClass('nuovaClasse');</text:p>
      <text:p text:style-name="Text_20_body">Inserimento di un elemento </text:p>
      <text:list xml:id="list2123908471" text:style-name="L8">
        <text:list-item>
          <text:p text:style-name="P8">.insertAfter('#id');</text:p>
        </text:list-item>
        <text:list-item>
          <text:p text:style-name="P8">.insertBefore('#id');</text:p>
        </text:list-item>
        <text:list-item>
          <text:p text:style-name="P8">.appendTo('#id');</text:p>
        </text:list-item>
        <text:list-item>
          <text:p text:style-name="P8">.prependTo('#id');</text:p>
        </text:list-item>
      </text:list>
      <text:p text:style-name="Text_20_body">Rimuovere elementi esistenti - $('#id').remove();</text:p>
      <text:p text:style-name="Text_20_body">Svuotare elementi - $('#id').empty();</text:p>
      <text:p text:style-name="Text_20_body">Modificare il contenuto di un elemento</text:p>
      <text:list xml:id="list2143069577" text:style-name="L9">
        <text:list-item>
          <text:p text:style-name="P9">$('#id').html('&lt;p&gt;Testo&lt;/p&gt;');</text:p>
        </text:list-item>
        <text:list-item>
          <text:p text:style-name="P9">$('#id').text('Testo');</text:p>
        </text:list-item>
      </text:list>
      <text:p text:style-name="Text_20_body">Restituire il contenuto testuale di un elemento - $('#id').text();</text:p>
      <text:p text:style-name="Text_20_body">Dissolvenza di un elemento</text:p>
      <text:list xml:id="list41290149" text:style-name="L10">
        <text:list-item>
          <text:p text:style-name="P10">$('#id').fadeOut();</text:p>
        </text:list-item>
        <text:list-item>
          <text:p text:style-name="P10">$('#id').fadeIn();</text:p>
        </text:list-item>
        <text:list-item>
          <text:p text:style-name="P10">Funzioni di callback – sono eseguite dopo che la funzione in cui sono definite ha terminato il suo compito</text:p>
        </text:list-item>
      </text:list>
      <text:p text:style-name="Text_20_body">Gestione degli eventi del mouse su un elemento:</text:p>
      <text:list xml:id="list315644225" text:style-name="L11">
        <text:list-item>
          <text:p text:style-name="P11">$('#id').mouseover(function() {…});</text:p>
        </text:list-item>
        <text:list-item>
          <text:p text:style-name="P11">$('#id').mouseout(function() {…});</text:p>
        </text:list-item>
        <text:list-item>
          <text:p text:style-name="P11">$('#id').hover(function() {…});</text:p>
        </text:list-item>
        <text:list-item>
          <text:p text:style-name="P11">$('#id').click(function() {…});</text:p>
        </text:list-item>
      </text:list>
      <text:p text:style-name="Text_20_body">Copiare un elemento - $('.class').clone();</text:p>
      <text:p text:style-name="Text_20_body">Rilevamento delle proprietà del browser client</text:p>
      <text:p text:style-name="Text_20_body">Browser sniffing - $.browser</text:p>
      <text:p text:style-name="Text_20_body">Supporto funzionalità - $.support</text:p>
      <text:p text:style-name="Text_20_body">Ciclare sui risultati - $.each();</text:p>
      <text:p text:style-name="Text_20_body"/>
      <text:h text:style-name="Heading_20_1" text:outline-level="1"><text:soft-page-break/>Animare, scorrere, ridimensionare</text:h>
      <text:h text:style-name="Heading_20_1" text:outline-level="1">Immagini e slideshow</text:h>
      <text:h text:style-name="Heading_20_1" text:outline-level="1">Menu, schede, descrizioni a video e pannelli</text:h>
      <text:h text:style-name="Heading_20_1" text:outline-level="1">Ajax</text:h>
      <text:p text:style-name="Text_20_body">Oggetti coppie chiave-valore (letterali oggetto) – incapsulano dati da passare alle funzioni</text:p>
      <text:list xml:id="list1177276420" text:style-name="L12">
        <text:list-item>
          <text:p text:style-name="P12">Notazione puntata – per ottenere i valori di un letterale oggetto</text:p>
        </text:list-item>
      </text:list>
      <text:p text:style-name="Text_20_body">Assegnazione di un namespace – si definisce un oggetto e in esso le sue proprietà e i suoi metodi e vi si accede attraverso il nome dell'oggetto e la notazione puntata</text:p>
      <text:p text:style-name="Text_20_body">Caricamento di codice HTML remoto</text:p>
      <text:list xml:id="list1402984246" text:style-name="L13">
        <text:list-item>
          <text:p text:style-name="P13">$('#id').load('url/index.html');</text:p>
        </text:list-item>
        <text:list-item>
          <text:p text:style-name="P13">$('#id').load('url/index.html div:first'); - carica solo l'elemento selezionato</text:p>
        </text:list-item>
        <text:list-item>
          <text:p text:style-name="P13">$('#id').load('url/index.html', 'param1=test&amp;param2=test2'); - richiesta GET</text:p>
        </text:list-item>
        <text:list-item>
          <text:p text:style-name="P13">$('#id').load('url/index.html', object); - richiesta POST</text:p>
        </text:list-item>
      </text:list>
      <text:p text:style-name="Text_20_body">JSON – formato di interscambio dati strutturati come oggetti javascript</text:p>
      <text:list xml:id="list2139282479" text:style-name="L14">
        <text:list-item>
          <text:p text:style-name="P14">$.getJSON(); - esegue una richiesta di un JSON e restituisce i dati sottoforma di un oggetto contenente un array “results”</text:p>
        </text:list-item>
      </text:list>
      <text:p text:style-name="Text_20_body">Richiesta ajax - $.ajax();</text:p>
      <text:list xml:id="list747233476" text:style-name="L15">
        <text:list-item>
          <text:p text:style-name="P15">$.ajaxSetup(); - impostare la richiesta</text:p>
        </text:list-item>
        <text:list-item>
          <text:p text:style-name="P15">$.getScript(); - carica ed eseguie un file JS tramite ajax</text:p>
        </text:list-item>
        <text:list-item>
          <text:p text:style-name="P15">$.get();</text:p>
        </text:list-item>
        <text:list-item>
          <text:p text:style-name="P15">$.post();</text:p>
        </text:list-item>
      </text:list>
      <text:p text:style-name="Text_20_body">Eventi ajax</text:p>
      <text:list xml:id="list1623868725" text:continue-numbering="true" text:style-name="L15">
        <text:list-item>
          <text:p text:style-name="P15">error – ajaxerror</text:p>
        </text:list-item>
        <text:list-item>
          <text:p text:style-name="P15">success – ajaxsuccess</text:p>
        </text:list-item>
        <text:list-item>
          <text:p text:style-name="P15">…</text:p>
        </text:list-item>
      </text:list>
      <text:p text:style-name="Text_20_body">Gestire i campi di una form</text:p>
      <text:list xml:id="list696293282" text:style-name="L16">
        <text:list-item>
          <text:p text:style-name="P16">$(“form”).serialize();</text:p>
        </text:list-item>
        <text:list-item>
          <text:p text:style-name="P16">$(“form”).serializeArray();</text:p>
        </text:list-item>
      </text:list>
      <text:h text:style-name="Heading_20_1" text:outline-level="1">Form,controlli e finestre di dialogo</text:h>
      <text:p text:style-name="Text_20_body">Ottenere il valore di un input - $(':input[name=test]').val();</text:p>
      <text:p text:style-name="Text_20_body">Plug-in Validation</text:p>
      <text:list xml:id="list874645612" text:style-name="L17">
        <text:list-item>
          <text:p text:style-name="P17">.validate();</text:p>
        </text:list-item>
      </text:list>
      <text:p text:style-name="Text_20_body">Generare eventi </text:p>
      <text:list xml:id="list1647059543" text:style-name="L18">
        <text:list-item>
          <text:p text:style-name="P18"><text:soft-page-break/>$('#id').trigger('click');</text:p>
        </text:list-item>
        <text:list-item>
          <text:p text:style-name="P18">$('#id').click();</text:p>
        </text:list-item>
        <text:list-item>
          <text:p text:style-name="P18">$('#id').bind({click: function(e){...}, hover: function(e){...}});</text:p>
        </text:list-item>
        <text:list-item>
          <text:p text:style-name="P18">$('#id').one(); - l'evento viene eseguito una sola volta, poi l'ascoltatore si disattiva</text:p>
        </text:list-item>
      </text:list>
      <text:p text:style-name="Text_20_body">Contenuto di elementi</text:p>
      <text:list xml:id="list1752664251" text:style-name="L19">
        <text:list-item>
          <text:p text:style-name="P19">$('#id').contents(); - ritorna il contenuto</text:p>
        </text:list-item>
        <text:list-item>
          <text:p text:style-name="P19">$('#id').replaceWith(); - rimpiazza il contenuto</text:p>
        </text:list-item>
      </text:list>
      <text:p text:style-name="Text_20_body">Plug-in Autocomplete</text:p>
      <text:p text:style-name="Text_20_body">.autocomplete()</text:p>
      <text:h text:style-name="Heading_20_1" text:outline-level="1">Elenchi e tabelle</text:h>
      <text:h text:style-name="Heading_20_1" text:outline-level="1">Plug-in</text:h>
      <text:p text:style-name="Text_20_body">Creare un plug-in</text:p>
      <text:p text:style-name="Text_20_body">.prototype - proprietà chiamata per estendere un oggetto con nuovi metodi o proprietà</text:p>
      <text:p text:style-name="Text_20_body">Creazione di un ambito privato per la funzione jQuery – (function($){$.fn.nomeFunzione=function() {...}...})(jQuery); - ambiente in cui è possibile definire nuove funzioni (plug-in)</text:p>
      <text:list xml:id="list242434265" text:style-name="L20">
        <text:list-item>
          <text:p text:style-name="P20">$.fn – scorciatoia per jQuery.prototype – è il punto in cui si colloca il plug-in</text:p>
        </text:list-item>
        <text:list-item>
          <text:p text:style-name="P20">$(this) – accede all'oggetto corrente (dentro un plugin)</text:p>
        </text:list-item>
      </text:list>
      <text:p text:style-name="Text_20_body">Estensione di un oggetto con le proprietà di un'altro oggetto - $.extend()</text:p>
      <text:p text:style-name="Text_20_body">Verificare un oggetto</text:p>
      <text:list xml:id="list1728633825" text:style-name="L21">
        <text:list-item>
          <text:p text:style-name="P21">$.isFunction() - verifica se l'oggetto passato è una funzione</text:p>
        </text:list-item>
        <text:list-item>
          <text:p text:style-name="P21">$.isArray() - verifica se l'oggetto passato è un array</text:p>
        </text:list-item>
        <text:list-item>
          <text:p text:style-name="P21">$.isPlainObject() - verifica se l'oggetto passato è un oggetto sempice</text:p>
        </text:list-item>
        <text:list-item>
          <text:p text:style-name="P22">$.isEmptyObject() - verifica se l'oggetto passato è un oggetto senza alcuna proprietà</text:p>
        </text:list-item>
      </text:list>
      <text:p text:style-name="Standard">Estendere jQuery</text:p>
      <text:list xml:id="list2019014430" text:style-name="L22">
        <text:list-item>
          <text:p text:style-name="P23">$.fn.extend() - simile alla creazione di un plug-in</text:p>
        </text:list-item>
        <text:list-item>
          <text:p text:style-name="P23">(function($){$.nomeFunzione=function(parametro){...})(jQuery); - definizione di una nuova funzione con prefisso $</text:p>
        </text:list-item>
      </text:list>
      <text:p text:style-name="Standard">Sovrascrittura di funzionalità - </text:p>
      <text:p text:style-name="Standard">Selettori personalizzati - </text:p>
      <text:p text:style-name="Standard">Proprietà degli eventi – chiave “events”</text:p>
      <text:p text:style-name="Standard">Eventi personalizzati</text:p>
      <text:list xml:id="list1728149666" text:style-name="L23">
        <text:list-item>
          <text:p text:style-name="P24">.bind() - binding evento-ascoltatore</text:p>
        </text:list-item>
        <text:list-item>
          <text:p text:style-name="P24">.trigger() – generazione evento </text:p>
        </text:list-item>
      </text:list>
      <text:p text:style-name="Standard">Unbinding di eventi – unbind</text:p>
      <text:p text:style-name="Standard">L'evento “special”</text:p>
      <text:p text:style-name="Standard">Evitare i conflitti – jQuery.noConflic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Pavan</meta:initial-creator>
    <meta:creation-date>2011-12-24T13:53:27</meta:creation-date>
    <dc:date>2011-12-27T11:08:47</dc:date>
    <dc:creator>Marco Pavan</dc:creator>
    <meta:editing-duration>PT4H36M59S</meta:editing-duration>
    <meta:editing-cycles>10</meta:editing-cycles>
    <meta:generator>LibreOffice/3.4$Linux LibreOffice_project/340m1$Build-402</meta:generator>
    <meta:document-statistic meta:table-count="0" meta:image-count="0" meta:object-count="0" meta:page-count="4" meta:paragraph-count="130" meta:word-count="775" meta:character-count="5682" meta:non-whitespace-character-count="5100"/>
  </office:meta>
</office:document-meta>
</file>